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ehr geehrte Damen und Herren,</text:span></text:p>
      <text:p text:style-name="Standard"><text:span text:style-name="T1">ich schreibe an Ihre Zeitung, weil gestern eine interessante Meldung gelesen habe. Diese Meldung informiert uns über die Initiative des ,,Car-Sharings”. Ich persönlich bin für solche Maßnahme.</text:span></text:p>
      <text:p text:style-name="Standard"><text:span text:style-name="T1">In der Tat, wie die Meldung zeigt, ist Autofahren teuer. Ein Auto ist teuer zu halten, und das Benzin ist immer mehr teurer. Deshalb, obwohl mein eigenes Auto besitze, würde ich beim Car-Sharing mitmachen. </text:span></text:p>
      <text:p text:style-name="Standard"><text:span text:style-name="T1">Es ist ja wahr, dass ein eigenes Auto zu haben hat viele Vorteile, zum Beispiel beim Einkaufen im Supermarkt, oder um eine lange Reise zu tun. Ich kann auch die Geschwindichkeit meines Autos selbst kontrollieren. Ich glaube aber, dass in meiner Stadt viele Autos fahren, und im Stadtzentrum ist es sehr unangenehm für die Fußgängern.</text:span></text:p>
      <text:p text:style-name="Standard"><text:span text:style-name="T1">Leider gibt es in meiner Stadt keine ähnliche Initiative und ich gestehe ein, dass ich aus hier mit Neid solche Maßnahme beobachte. Ehrlich gesagt, meine Stadt Luftverschmutzung hat, und wenige Leute benutzen die öffentliche Verkehrsmittel.</text:span></text:p>
      <text:p text:style-name="Standard"><text:span text:style-name="T1">Der Preise des Autos finde ich einfach toll. Ich glaube, es ist sehr leicht, per Telefon oder über Internet die Autos zu reservieren.</text:span></text:p>
      <text:p text:style-name="Standard"><text:span text:style-name="T1">Hoffentlich haben die Verwaltung meiner Stadt solche Initiativen in der Zukunft!</text:span></text:p>
      <text:p text:style-name="Standard">Mit freundlichen Grüßen</text:p>
      <text:p text:style-name="Standard">Sergio Góm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NCHO</meta:initial-creator>
    <dc:creator>Sergio Gómez Hernández</dc:creator>
    <meta:editing-cycles>2</meta:editing-cycles>
    <meta:creation-date>2016-05-26T10:18:00</meta:creation-date>
    <dc:date>2019-05-23T09:38:54.31</dc:date>
    <meta:editing-duration>P0D</meta:editing-duration>
    <meta:generator>OpenOffice/4.1.2$Win32 OpenOffice.org_project/412m3$Build-9782</meta:generator>
    <meta:document-statistic meta:table-count="0" meta:image-count="0" meta:object-count="0" meta:page-count="1" meta:paragraph-count="9" meta:word-count="195" meta:character-count="12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